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vidualFileHeader" style:family="table">
      <style:table-properties style:width="6.7in" fo:margin-left="0in" table:align="left" fo:keep-with-next="always"/>
    </style:style>
    <style:style style:name="IndvidualFileHeader.A" style:family="table-column">
      <style:table-column-properties style:column-width="0.7701in"/>
    </style:style>
    <style:style style:name="IndvidualFileHeader.B" style:family="table-column">
      <style:table-column-properties style:column-width="0.9097in"/>
    </style:style>
    <style:style style:name="IndvidualFileHeader.C" style:family="table-column">
      <style:table-column-properties style:column-width="5.0201in"/>
    </style:style>
    <style:style style:name="IndvidualFileHeader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vidualFileHeader.C1" style:family="table-cell">
      <style:table-cell-properties fo:padding="0.0382in" fo:border="0.05pt solid #000000"/>
    </style:style>
    <style:style style:name="IndvidualFileHeader.A2" style:family="table-cell">
      <style:table-cell-properties fo:padding="0.0382in" fo:border-left="0.05pt solid #000000" fo:border-right="none" fo:border-top="none" fo:border-bottom="0.05pt solid #000000"/>
    </style:style>
    <style:style style:name="IndvidualFileHeader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vidualFileHeader.4" style:family="table-row">
      <style:table-row-properties style:min-row-height="0.7132in"/>
    </style:style>
    <style:style style:name="IndividualFileHeaderVersion" style:family="table">
      <style:table-properties style:width="2.1097in" table:align="left"/>
    </style:style>
    <style:style style:name="IndividualFileHeaderVersion.A" style:family="table-column">
      <style:table-column-properties style:column-width="0.7in"/>
    </style:style>
    <style:style style:name="IndividualFileHeaderVersion.B" style:family="table-column">
      <style:table-column-properties style:column-width="0.7403in"/>
    </style:style>
    <style:style style:name="IndividualFileHeaderVersion.C" style:family="table-column">
      <style:table-column-properties style:column-width="0.6694in"/>
    </style:style>
    <style:style style:name="IndividualFileHeaderVersion.A1" style:family="table-cell">
      <style:table-cell-properties fo:padding="0.0382in" fo:border="0.05pt solid #000000"/>
    </style:style>
    <style:style style:name="IndividualFileHeaderVersion.A2" style:family="table-cell">
      <style:table-cell-properties fo:padding="0.0382in" fo:border-left="0.05pt solid #000000" fo:border-right="none" fo:border-top="none" fo:border-bottom="0.05pt solid #000000"/>
    </style:style>
    <style:style style:name="IndividualFileHeaderVers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ividualFilesChunkFormat" style:family="table">
      <style:table-properties style:width="6.7in" fo:margin-left="0in" table:align="left"/>
    </style:style>
    <style:style style:name="IndividualFilesChunkFormat.A" style:family="table-column">
      <style:table-column-properties style:column-width="0.7701in"/>
    </style:style>
    <style:style style:name="IndividualFilesChunkFormat.B" style:family="table-column">
      <style:table-column-properties style:column-width="0.9201in"/>
    </style:style>
    <style:style style:name="IndividualFilesChunkFormat.C" style:family="table-column">
      <style:table-column-properties style:column-width="5.0097in"/>
    </style:style>
    <style:style style:name="IndividualFilesChunkFormat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ividualFilesChunkFormat.C1" style:family="table-cell">
      <style:table-cell-properties fo:padding="0.0382in" fo:border="0.05pt solid #000000"/>
    </style:style>
    <style:style style:name="IndividualFilesChunkFormat.A2" style:family="table-cell">
      <style:table-cell-properties fo:padding="0.0382in" fo:border-left="0.05pt solid #000000" fo:border-right="none" fo:border-top="none" fo:border-bottom="0.05pt solid #000000"/>
    </style:style>
    <style:style style:name="IndividualFilesChunkFormat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ModelDescriptor" style:family="table">
      <style:table-properties style:width="6.7in" fo:margin-left="0in" table:align="left"/>
    </style:style>
    <style:style style:name="ModelsFileChunksModelDescriptor.A" style:family="table-column">
      <style:table-column-properties style:column-width="1.3403in"/>
    </style:style>
    <style:style style:name="ModelsFileChunksModelDescriptor.B" style:family="table-column">
      <style:table-column-properties style:column-width="0.75in"/>
    </style:style>
    <style:style style:name="ModelsFileChunksModelDescriptor.C" style:family="table-column">
      <style:table-column-properties style:column-width="4.6097in"/>
    </style:style>
    <style:style style:name="ModelsFileChunksModelDescriptor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ModelDescriptor.C1" style:family="table-cell">
      <style:table-cell-properties fo:padding="0.0382in" fo:border="0.05pt solid #000000"/>
    </style:style>
    <style:style style:name="ModelsFileChunksModelDescriptor.A2" style:family="table-cell">
      <style:table-cell-properties fo:padding="0.0382in" fo:border-left="0.05pt solid #000000" fo:border-right="none" fo:border-top="none" fo:border-bottom="0.05pt solid #000000"/>
    </style:style>
    <style:style style:name="ModelsFileChunksModelDescriptor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1097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7403in"/>
    </style:style>
    <style:style style:name="Table1.C" style:family="table-column">
      <style:table-column-properties style:column-width="0.669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Vertices" style:family="table">
      <style:table-properties style:width="6.7in" fo:margin-left="0in" table:align="left"/>
    </style:style>
    <style:style style:name="ModelsFileChunksVertices.A" style:family="table-column">
      <style:table-column-properties style:column-width="1.3201in"/>
    </style:style>
    <style:style style:name="ModelsFileChunksVertices.B" style:family="table-column">
      <style:table-column-properties style:column-width="0.75in"/>
    </style:style>
    <style:style style:name="ModelsFileChunksVertices.C" style:family="table-column">
      <style:table-column-properties style:column-width="4.6299in"/>
    </style:style>
    <style:style style:name="ModelsFileChunksVerti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Vertices.C1" style:family="table-cell">
      <style:table-cell-properties fo:padding="0.0382in" fo:border="0.05pt solid #000000"/>
    </style:style>
    <style:style style:name="ModelsFileChunksVertices.A2" style:family="table-cell">
      <style:table-cell-properties fo:padding="0.0382in" fo:border-left="0.05pt solid #000000" fo:border-right="none" fo:border-top="none" fo:border-bottom="0.05pt solid #000000"/>
    </style:style>
    <style:style style:name="ModelsFileChunksVertices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Meshes" style:family="table">
      <style:table-properties style:width="6.7in" fo:margin-left="0in" table:align="left"/>
    </style:style>
    <style:style style:name="ModelsFileChunksMeshes.A" style:family="table-column">
      <style:table-column-properties style:column-width="1.3299in"/>
    </style:style>
    <style:style style:name="ModelsFileChunksMeshes.B" style:family="table-column">
      <style:table-column-properties style:column-width="0.7604in"/>
    </style:style>
    <style:style style:name="ModelsFileChunksMeshes.C" style:family="table-column">
      <style:table-column-properties style:column-width="4.6097in"/>
    </style:style>
    <style:style style:name="ModelsFileChunksMesh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Meshes.C1" style:family="table-cell">
      <style:table-cell-properties fo:padding="0.0382in" fo:border="0.05pt solid #000000"/>
    </style:style>
    <style:style style:name="ModelsFileChunksMeshes.A2" style:family="table-cell">
      <style:table-cell-properties fo:padding="0.0382in" fo:border-left="0.05pt solid #000000" fo:border-right="none" fo:border-top="none" fo:border-bottom="0.05pt solid #000000"/>
    </style:style>
    <style:style style:name="ModelsFileChunksMeshe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Asul1" fo:font-size="10pt" fo:font-weight="normal" officeooo:paragraph-rsid="000cb3d2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officeooo:paragraph-rsid="004ff0c2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officeooo:paragraph-rsid="000a6999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bold" officeooo:paragraph-rsid="00236171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sul1" fo:font-size="10pt" fo:font-weight="bold" officeooo:paragraph-rsid="0036ccfc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Asul1" fo:font-size="14pt" officeooo:paragraph-rsid="002234a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Asul1" fo:font-size="14pt" officeooo:paragraph-rsid="0036ccfc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8" style:family="paragraph" style:parent-style-name="Standard">
      <style:text-properties style:font-name="Asul1" officeooo:paragraph-rsid="002234a2"/>
    </style:style>
    <style:style style:name="P29" style:family="paragraph" style:parent-style-name="Standard">
      <style:text-properties style:font-name="Asul1" officeooo:paragraph-rsid="0036ccfc"/>
    </style:style>
    <style:style style:name="P30" style:family="paragraph" style:parent-style-name="Standard">
      <style:text-properties fo:font-size="14pt" style:font-size-asian="12.25pt" style:font-size-complex="14pt"/>
    </style:style>
    <style:style style:name="P31" style:family="paragraph" style:parent-style-name="Standard">
      <style:text-properties fo:font-weight="bold" officeooo:paragraph-rsid="0015b06c" style:font-weight-asian="bold" style:font-weight-complex="bold"/>
    </style:style>
    <style:style style:name="P32" style:family="paragraph" style:parent-style-name="Standard">
      <style:text-properties fo:font-weight="bold" officeooo:paragraph-rsid="001d3d72" style:font-weight-asian="bold" style:font-weight-complex="bold"/>
    </style:style>
    <style:style style:name="P33" style:family="paragraph" style:parent-style-name="Standard">
      <style:text-properties fo:font-size="12pt" fo:font-weight="bold" officeooo:paragraph-rsid="0012c1e8" style:font-size-asian="12pt" style:font-weight-asian="bold" style:font-size-complex="12pt" style:font-weight-complex="bold"/>
    </style:style>
    <style:style style:name="P34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size-complex="10pt"/>
    </style:style>
    <style:style style:name="P39" style:family="paragraph" style:parent-style-name="Table_20_Contents">
      <style:text-properties officeooo:paragraph-rsid="0025fdfb" style:font-size-complex="10pt"/>
    </style:style>
    <style:style style:name="P40" style:family="paragraph" style:parent-style-name="Table_20_Contents">
      <style:text-properties officeooo:paragraph-rsid="002f3a7b" style:font-size-complex="10pt"/>
    </style:style>
    <style:style style:name="P41" style:family="paragraph" style:parent-style-name="Table_20_Contents">
      <style:text-properties officeooo:paragraph-rsid="0036ccfc" style:font-size-complex="10pt"/>
    </style:style>
    <style:style style:name="P42" style:family="paragraph" style:parent-style-name="Table">
      <style:text-properties fo:font-size="8pt" style:font-size-asian="8pt" style:font-size-complex="8pt"/>
    </style:style>
    <style:style style:name="P43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29a28" officeooo:paragraph-rsid="00029a28" style:font-size-asian="40pt" style:font-weight-asian="bold" style:font-size-complex="40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sul1" fo:font-size="32pt" fo:font-weight="bold" officeooo:rsid="00029a28" officeooo:paragraph-rsid="00029a28" style:font-size-asian="32pt" style:font-weight-asian="bold" style:font-size-complex="32pt" style:font-weight-complex="bold"/>
    </style:style>
    <style:style style:name="P45" style:family="paragraph" style:parent-style-name="Standard">
      <style:text-properties style:font-name="Asul1" fo:font-size="10pt" fo:font-weight="normal" officeooo:rsid="000ad2e2" officeooo:paragraph-rsid="000a6999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Asul1" fo:font-size="10pt" fo:font-weight="normal" officeooo:rsid="000cfcc3" officeooo:paragraph-rsid="000cfcc3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Asul1" fo:font-size="10pt" fo:font-weight="normal" officeooo:rsid="00236171" officeooo:paragraph-rsid="00236171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Asul1" fo:font-size="10pt" fo:font-weight="normal" officeooo:rsid="00236171" officeooo:paragraph-rsid="00236171" style:font-size-asian="8.75pt" style:font-weight-asian="normal" style:font-size-complex="10pt" style:font-weight-complex="normal"/>
    </style:style>
    <style:style style:name="P49" style:family="paragraph" style:parent-style-name="Standard">
      <style:text-properties style:font-name="Asul1" fo:font-size="10pt" fo:font-weight="normal" officeooo:rsid="002d7e6a" officeooo:paragraph-rsid="002d7e6a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font-name="Asul1" fo:font-size="10pt" fo:font-weight="normal" officeooo:rsid="002f3a7b" officeooo:paragraph-rsid="002f3a7b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font-name="Asul1" fo:font-size="10pt" fo:font-weight="normal" officeooo:rsid="003246ca" officeooo:paragraph-rsid="003246ca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Asul1" fo:font-size="10pt" fo:font-weight="normal" officeooo:rsid="0036ccfc" officeooo:paragraph-rsid="0036ccfc" style:font-size-asian="8.75pt" style:font-weight-asian="normal" style:font-size-complex="10pt" style:font-weight-complex="normal"/>
    </style:style>
    <style:style style:name="P53" style:family="paragraph" style:parent-style-name="Standard">
      <style:text-properties style:font-name="Asul1" fo:font-size="10pt" fo:font-weight="normal" officeooo:rsid="00374b21" officeooo:paragraph-rsid="00374b21" style:font-size-asian="8.75pt" style:font-weight-asian="normal" style:font-size-complex="10pt" style:font-weight-complex="normal"/>
    </style:style>
    <style:style style:name="P54" style:family="paragraph" style:parent-style-name="Standard">
      <style:text-properties style:font-name="Asul1" fo:font-size="10pt" fo:font-weight="normal" officeooo:rsid="004ff0c2" officeooo:paragraph-rsid="004ff0c2" style:font-size-asian="8.75pt" style:font-weight-asian="normal" style:font-size-complex="10pt" style:font-weight-complex="normal"/>
    </style:style>
    <style:style style:name="P55" style:family="paragraph" style:parent-style-name="Standard">
      <style:text-properties style:font-name="Asul1" fo:font-size="10pt" fo:font-weight="normal" officeooo:rsid="0053294d" officeooo:paragraph-rsid="0053294d" style:font-size-asian="8.75pt" style:font-weight-asian="normal" style:font-size-complex="10pt" style:font-weight-complex="normal"/>
    </style:style>
    <style:style style:name="P56" style:family="paragraph" style:parent-style-name="Standard">
      <style:text-properties style:font-name="Asul1" fo:font-size="10pt" fo:font-weight="normal" officeooo:rsid="0053294d" officeooo:paragraph-rsid="004ff0c2" style:font-size-asian="8.75pt" style:font-weight-asian="normal" style:font-size-complex="10pt" style:font-weight-complex="normal"/>
    </style:style>
    <style:style style:name="P57" style:family="paragraph" style:parent-style-name="Standard">
      <style:text-properties style:font-name="Asul1" fo:font-size="10pt" fo:font-weight="normal" officeooo:paragraph-rsid="003246ca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Asul1" fo:font-size="10pt" fo:font-weight="bold" officeooo:rsid="00375ab6" officeooo:paragraph-rsid="0036ccfc" style:font-size-asian="8.75pt" style:font-weight-asian="bold" style:font-size-complex="10pt" style:font-weight-complex="bold"/>
    </style:style>
    <style:style style:name="P59" style:family="paragraph" style:parent-style-name="Standard">
      <style:text-properties style:font-name="Asul1" fo:font-size="10pt" fo:font-weight="bold" officeooo:rsid="0036ccfc" officeooo:paragraph-rsid="0036ccfc" style:font-size-asian="8.75pt" style:font-weight-asian="bold" style:font-size-complex="10pt" style:font-weight-complex="bold"/>
    </style:style>
    <style:style style:name="P60" style:family="paragraph" style:parent-style-name="Standard">
      <style:text-properties style:font-name="Asul1" fo:font-size="10pt" fo:font-weight="bold" officeooo:rsid="00374b21" officeooo:paragraph-rsid="00374b21" style:font-size-asian="8.75pt" style:font-weight-asian="bold" style:font-size-complex="10pt" style:font-weight-complex="bold"/>
    </style:style>
    <style:style style:name="P61" style:family="paragraph" style:parent-style-name="Standard">
      <style:text-properties style:font-name="Asul1" fo:font-size="14pt" fo:font-weight="bold" officeooo:rsid="00236171" officeooo:paragraph-rsid="00236171" style:font-size-asian="12.25pt" style:font-weight-asian="bold" style:font-size-complex="14pt" style:font-weight-complex="bold"/>
    </style:style>
    <style:style style:name="P62" style:family="paragraph" style:parent-style-name="Standard">
      <style:text-properties style:font-name="Asul1" fo:font-size="14pt" fo:font-weight="bold" officeooo:rsid="002a9968" officeooo:paragraph-rsid="002a9968" style:font-size-asian="12.25pt" style:font-weight-asian="bold" style:font-size-complex="14pt" style:font-weight-complex="bold"/>
    </style:style>
    <style:style style:name="P63" style:family="paragraph" style:parent-style-name="Standard">
      <style:text-properties style:font-name="Asul1" fo:font-size="14pt" fo:font-weight="bold" officeooo:rsid="0036ccfc" officeooo:paragraph-rsid="0036ccfc" style:font-size-asian="12.25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rsid="000dd558" style:font-size-asian="14pt" style:font-weight-asian="bold" style:font-size-complex="14pt" style:font-weight-complex="bold"/>
    </style:style>
    <style:style style:name="P65" style:family="paragraph" style:parent-style-name="Standard">
      <style:text-properties officeooo:rsid="0010b646"/>
    </style:style>
    <style:style style:name="P66" style:family="paragraph" style:parent-style-name="Standard">
      <style:text-properties fo:font-weight="normal" officeooo:rsid="00152475" officeooo:paragraph-rsid="00152475" style:font-weight-asian="normal" style:font-weight-complex="normal"/>
    </style:style>
    <style:style style:name="P67" style:family="paragraph" style:parent-style-name="Standard">
      <style:text-properties fo:font-size="12pt" fo:font-weight="bold" officeooo:rsid="00152475" officeooo:paragraph-rsid="00152475" style:font-size-asian="12pt" style:font-weight-asian="bold" style:font-size-complex="12pt" style:font-weight-complex="bold"/>
    </style:style>
    <style:style style:name="P68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69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70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71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break-before="page"/>
      <style:text-properties fo:font-weight="normal" officeooo:rsid="001da25a" officeooo:paragraph-rsid="001d3d72" style:font-weight-asian="normal" style:font-weight-complex="normal"/>
    </style:style>
    <style:style style:name="P73" style:family="paragraph" style:parent-style-name="Standard">
      <style:paragraph-properties fo:break-before="page"/>
      <style:text-properties style:font-name="Asul1" fo:font-size="10pt" fo:font-weight="normal" officeooo:paragraph-rsid="003246ca" style:font-size-asian="8.75pt" style:font-weight-asian="normal" style:font-size-complex="10pt" style:font-weight-complex="normal"/>
    </style:style>
    <style:style style:name="P74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officeooo:paragraph-rsid="002234a2" style:font-size-asian="14pt" style:font-size-complex="14pt"/>
    </style:style>
    <style:style style:name="P75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officeooo:paragraph-rsid="0036ccfc" style:font-size-asian="14pt" style:font-size-complex="14pt"/>
    </style:style>
    <style:style style:name="P76" style:family="paragraph" style:parent-style-name="Header">
      <style:paragraph-properties fo:text-align="end" style:justify-single-word="false"/>
      <style:text-properties style:font-name="Asul1" fo:font-size="40pt" fo:font-weight="bold" officeooo:rsid="000489bb" officeooo:paragraph-rsid="000489bb" style:font-size-asian="40pt" style:font-weight-asian="bold" style:font-size-complex="40pt" style:font-weight-complex="bold"/>
    </style:style>
    <style:style style:name="P77" style:family="paragraph" style:parent-style-name="Header">
      <style:paragraph-properties fo:text-align="end" style:justify-single-word="false"/>
      <style:text-properties style:font-name="Asul1" fo:font-size="40pt" fo:font-weight="bold" officeooo:rsid="00074769" officeooo:paragraph-rsid="00074769" style:font-size-asian="40pt" style:font-weight-asian="bold" style:font-size-complex="40pt" style:font-weight-complex="bold"/>
    </style:style>
    <style:style style:name="P78" style:family="paragraph" style:parent-style-name="Section_20_Title">
      <style:text-properties officeooo:paragraph-rsid="0005dfc6"/>
    </style:style>
    <style:style style:name="P79" style:family="paragraph" style:parent-style-name="Section_20_Title">
      <style:text-properties officeooo:rsid="0022ebf9" officeooo:paragraph-rsid="0022ebf9"/>
    </style:style>
    <style:style style:name="P80" style:family="paragraph" style:parent-style-name="Section_20_Title">
      <style:text-properties officeooo:rsid="0036ccfc" officeooo:paragraph-rsid="0036ccfc"/>
    </style:style>
    <style:style style:name="P81" style:family="paragraph" style:parent-style-name="Table_20_Contents">
      <style:paragraph-properties fo:text-align="start" style:justify-single-word="false"/>
      <style:text-properties style:font-name="Asul1" fo:font-size="10pt" officeooo:rsid="0008c973" officeooo:paragraph-rsid="0008c973" style:font-size-asian="10pt" style:font-size-complex="10pt"/>
    </style:style>
    <style:style style:name="P82" style:family="paragraph" style:parent-style-name="Table_20_Contents">
      <style:text-properties fo:font-weight="bold" officeooo:rsid="0025fdfb" officeooo:paragraph-rsid="0025fdfb" style:font-weight-asian="bold" style:font-size-complex="10pt" style:font-weight-complex="bold"/>
    </style:style>
    <style:style style:name="P83" style:family="paragraph" style:parent-style-name="Table_20_Contents">
      <style:text-properties fo:font-weight="bold" officeooo:rsid="002f3a7b" officeooo:paragraph-rsid="002f3a7b" style:font-weight-asian="bold" style:font-size-complex="10pt" style:font-weight-complex="bold"/>
    </style:style>
    <style:style style:name="P84" style:family="paragraph" style:parent-style-name="Table_20_Contents">
      <style:text-properties fo:font-weight="bold" officeooo:rsid="0036ccfc" officeooo:paragraph-rsid="0036ccfc" style:font-weight-asian="bold" style:font-size-complex="10pt" style:font-weight-complex="bold"/>
    </style:style>
    <style:style style:name="P85" style:family="paragraph" style:parent-style-name="Table_20_Contents">
      <style:text-properties fo:font-weight="bold" officeooo:rsid="003e4020" officeooo:paragraph-rsid="003e4020" style:font-weight-asian="bold" style:font-size-complex="10pt" style:font-weight-complex="bold"/>
    </style:style>
    <style:style style:name="P86" style:family="paragraph" style:parent-style-name="Table_20_Contents">
      <style:text-properties fo:font-weight="bold" officeooo:rsid="00403fc7" officeooo:paragraph-rsid="00403fc7" style:font-weight-asian="bold" style:font-size-complex="10pt" style:font-weight-complex="bold"/>
    </style:style>
    <style:style style:name="P87" style:family="paragraph" style:parent-style-name="Table_20_Contents">
      <style:text-properties officeooo:rsid="0025fdfb" officeooo:paragraph-rsid="0025fdfb" style:font-size-complex="10pt"/>
    </style:style>
    <style:style style:name="P88" style:family="paragraph" style:parent-style-name="Table_20_Contents" style:list-style-name="L1">
      <style:text-properties officeooo:rsid="0025fdfb" officeooo:paragraph-rsid="0025fdfb" style:font-size-complex="10pt"/>
    </style:style>
    <style:style style:name="P89" style:family="paragraph" style:parent-style-name="Table_20_Contents">
      <style:text-properties officeooo:rsid="00278eb4" officeooo:paragraph-rsid="00278eb4" style:font-size-complex="10pt"/>
    </style:style>
    <style:style style:name="P90" style:family="paragraph" style:parent-style-name="Table_20_Contents">
      <style:text-properties officeooo:rsid="00278eb4" officeooo:paragraph-rsid="00462812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officeooo:rsid="0027b7ec" officeooo:paragraph-rsid="0027b7ec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officeooo:rsid="0027b7ec" officeooo:paragraph-rsid="00462812" style:font-size-complex="10pt"/>
    </style:style>
    <style:style style:name="P93" style:family="paragraph" style:parent-style-name="Table_20_Contents">
      <style:text-properties officeooo:rsid="0028e3bf" officeooo:paragraph-rsid="0028e3bf" style:font-size-complex="10pt"/>
    </style:style>
    <style:style style:name="P94" style:family="paragraph" style:parent-style-name="Table_20_Contents">
      <style:text-properties officeooo:rsid="0028e3bf" officeooo:paragraph-rsid="00462812" style:font-size-complex="10pt"/>
    </style:style>
    <style:style style:name="P95" style:family="paragraph" style:parent-style-name="Table_20_Contents">
      <style:text-properties officeooo:rsid="00307796" officeooo:paragraph-rsid="00307796" style:font-size-complex="10pt"/>
    </style:style>
    <style:style style:name="P96" style:family="paragraph" style:parent-style-name="Table_20_Contents">
      <style:text-properties officeooo:rsid="003d0dbb" officeooo:paragraph-rsid="003d0dbb" style:font-size-complex="10pt"/>
    </style:style>
    <style:style style:name="P97" style:family="paragraph" style:parent-style-name="Table_20_Contents">
      <style:text-properties officeooo:rsid="0045d179" officeooo:paragraph-rsid="0045d179" style:font-size-complex="10pt"/>
    </style:style>
    <style:style style:name="P98" style:family="paragraph" style:parent-style-name="Table_20_Contents">
      <style:text-properties officeooo:rsid="0036ccfc" officeooo:paragraph-rsid="0036ccfc" style:font-size-complex="10pt"/>
    </style:style>
    <style:style style:name="P99" style:family="paragraph" style:parent-style-name="Table_20_Contents">
      <style:text-properties officeooo:rsid="003cc4db" officeooo:paragraph-rsid="003cc4db" style:font-size-complex="10pt"/>
    </style:style>
    <style:style style:name="P100" style:family="paragraph" style:parent-style-name="Table_20_Contents">
      <style:text-properties officeooo:rsid="003e4020" officeooo:paragraph-rsid="003e4020" style:font-size-complex="10pt"/>
    </style:style>
    <style:style style:name="P101" style:family="paragraph" style:parent-style-name="Table_20_Contents">
      <style:text-properties officeooo:rsid="0049e00a" officeooo:paragraph-rsid="0049e00a" style:font-size-complex="10pt"/>
    </style:style>
    <style:style style:name="P102" style:family="paragraph" style:parent-style-name="Table_20_Contents">
      <style:text-properties officeooo:rsid="00487be3" officeooo:paragraph-rsid="00487be3" style:font-size-complex="10pt"/>
    </style:style>
    <style:style style:name="P103" style:family="paragraph" style:parent-style-name="Table_20_Contents">
      <style:text-properties officeooo:rsid="00403fc7" officeooo:paragraph-rsid="00403fc7" style:font-size-complex="10pt"/>
    </style:style>
    <style:style style:name="P104" style:family="paragraph" style:parent-style-name="Table_20_Contents">
      <style:text-properties officeooo:rsid="004eadce" officeooo:paragraph-rsid="004eadce" style:font-size-complex="10pt"/>
    </style:style>
    <style:style style:name="P105" style:family="paragraph">
      <style:paragraph-properties fo:text-align="center"/>
    </style:style>
    <style:style style:name="T1" style:family="text">
      <style:text-properties officeooo:rsid="0005dfc6"/>
    </style:style>
    <style:style style:name="T2" style:family="text">
      <style:text-properties officeooo:rsid="000a6999"/>
    </style:style>
    <style:style style:name="T3" style:family="text">
      <style:text-properties officeooo:rsid="000ad2e2"/>
    </style:style>
    <style:style style:name="T4" style:family="text">
      <style:text-properties officeooo:rsid="000b879c"/>
    </style:style>
    <style:style style:name="T5" style:family="text">
      <style:text-properties officeooo:rsid="000cb3d2"/>
    </style:style>
    <style:style style:name="T6" style:family="text">
      <style:text-properties officeooo:rsid="000dd558"/>
    </style:style>
    <style:style style:name="T7" style:family="text">
      <style:text-properties officeooo:rsid="000edd48"/>
    </style:style>
    <style:style style:name="T8" style:family="text">
      <style:text-properties officeooo:rsid="0010b646"/>
    </style:style>
    <style:style style:name="T9" style:family="text">
      <style:text-properties officeooo:rsid="0012c1e8"/>
    </style:style>
    <style:style style:name="T10" style:family="text">
      <style:text-properties fo:font-weight="normal" officeooo:rsid="0015b06c" style:font-weight-asian="normal" style:font-weight-complex="normal"/>
    </style:style>
    <style:style style:name="T11" style:family="text">
      <style:text-properties fo:font-weight="normal" officeooo:rsid="00163c7c" style:font-weight-asian="normal" style:font-weight-complex="normal"/>
    </style:style>
    <style:style style:name="T12" style:family="text">
      <style:text-properties fo:font-weight="normal" officeooo:rsid="0017d814" style:font-weight-asian="normal" style:font-weight-complex="normal"/>
    </style:style>
    <style:style style:name="T13" style:family="text">
      <style:text-properties fo:font-weight="normal" officeooo:rsid="0017f4ad" style:font-weight-asian="normal" style:font-weight-complex="normal"/>
    </style:style>
    <style:style style:name="T14" style:family="text">
      <style:text-properties fo:font-weight="normal" officeooo:rsid="0019c074" style:font-weight-asian="normal" style:font-weight-complex="normal"/>
    </style:style>
    <style:style style:name="T15" style:family="text">
      <style:text-properties fo:font-weight="normal" officeooo:rsid="001b728f" style:font-weight-asian="normal" style:font-weight-complex="normal"/>
    </style:style>
    <style:style style:name="T16" style:family="text">
      <style:text-properties fo:font-weight="normal" officeooo:rsid="001d3d72" style:font-weight-asian="normal" style:font-weight-complex="normal"/>
    </style:style>
    <style:style style:name="T17" style:family="text">
      <style:text-properties fo:font-weight="normal" officeooo:rsid="001da25a" style:font-weight-asian="normal" style:font-weight-complex="normal"/>
    </style:style>
    <style:style style:name="T18" style:family="text">
      <style:text-properties fo:font-weight="normal" officeooo:rsid="001e4ed0" style:font-weight-asian="normal" style:font-weight-complex="normal"/>
    </style:style>
    <style:style style:name="T19" style:family="text">
      <style:text-properties fo:font-weight="normal" officeooo:rsid="0022ebf9" style:font-weight-asian="normal" style:font-weight-complex="normal"/>
    </style:style>
    <style:style style:name="T20" style:family="text">
      <style:text-properties fo:font-weight="normal" officeooo:rsid="0023289f" style:font-weight-asian="normal" style:font-weight-complex="normal"/>
    </style:style>
    <style:style style:name="T21" style:family="text">
      <style:text-properties fo:font-weight="normal" officeooo:rsid="00236171" style:font-weight-asian="normal" style:font-weight-complex="normal"/>
    </style:style>
    <style:style style:name="T22" style:family="text">
      <style:text-properties fo:font-weight="normal" officeooo:rsid="0023c395" style:font-weight-asian="normal" style:font-weight-complex="normal"/>
    </style:style>
    <style:style style:name="T23" style:family="text">
      <style:text-properties fo:font-weight="normal" officeooo:rsid="002a9968" style:font-weight-asian="normal" style:font-weight-complex="normal"/>
    </style:style>
    <style:style style:name="T24" style:family="text">
      <style:text-properties officeooo:rsid="0015b06c"/>
    </style:style>
    <style:style style:name="T25" style:family="text">
      <style:text-properties officeooo:rsid="0017b540"/>
    </style:style>
    <style:style style:name="T26" style:family="text">
      <style:text-properties officeooo:rsid="001fd18d"/>
    </style:style>
    <style:style style:name="T27" style:family="text">
      <style:text-properties officeooo:rsid="0025fdfb"/>
    </style:style>
    <style:style style:name="T28" style:family="text">
      <style:text-properties officeooo:rsid="0027b7ec"/>
    </style:style>
    <style:style style:name="T29" style:family="text">
      <style:text-properties officeooo:rsid="002f3a7b"/>
    </style:style>
    <style:style style:name="T30" style:family="text">
      <style:text-properties officeooo:rsid="00307796"/>
    </style:style>
    <style:style style:name="T31" style:family="text">
      <style:text-properties officeooo:rsid="003246ca"/>
    </style:style>
    <style:style style:name="T32" style:family="text">
      <style:text-properties officeooo:rsid="0033c4e8"/>
    </style:style>
    <style:style style:name="T33" style:family="text">
      <style:text-properties officeooo:rsid="00349806"/>
    </style:style>
    <style:style style:name="T34" style:family="text">
      <style:text-properties officeooo:rsid="0035e7cf"/>
    </style:style>
    <style:style style:name="T35" style:family="text">
      <style:text-properties officeooo:rsid="0036ccfc"/>
    </style:style>
    <style:style style:name="T36" style:family="text">
      <style:text-properties officeooo:rsid="00375ab6"/>
    </style:style>
    <style:style style:name="T37" style:family="text">
      <style:text-properties officeooo:rsid="003cc4db"/>
    </style:style>
    <style:style style:name="T38" style:family="text">
      <style:text-properties officeooo:rsid="004ff0c2"/>
    </style:style>
    <style:style style:name="T39" style:family="text">
      <style:text-properties officeooo:rsid="0051cbe1"/>
    </style:style>
    <style:style style:name="T40" style:family="text">
      <style:text-properties officeooo:rsid="0053294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ZED</text:p>
      <text:p text:style-name="P26"/>
      <text:p text:style-name="P44">File Format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Open Game Developers</text:p>
      <text:p text:style-name="P19"/>
      <text:p text:style-name="P19"/>
      <text:p text:style-name="P19"/>
      <text:p text:style-name="P19"/>
      <text:p text:style-name="P19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35">[Version: 0.0.0.0]</text:p>
          </table:table-cell>
          <table:table-cell table:style-name="VersionDate.A1" office:value-type="string">
            <text:p text:style-name="P36">[Date: <text:date style:data-style-name="N108" text:date-value="2013-03-20T15:08:45">19|03|2013</text:date>]</text:p>
          </table:table-cell>
        </table:table-row>
      </table:table>
      <text:p text:style-name="P24"><text:soft-page-break/></text:p>
      <text:p text:style-name="P68"/>
      <text:p text:style-name="P18"/>
      <text:p text:style-name="P18"/>
      <text:p text:style-name="P23">Change Log</text:p>
      <text:p text:style-name="P17"><draw:line text:anchor-type="paragraph" draw:z-index="0" draw:style-name="gr1" draw:text-style-name="P105" svg:x1="6.6728in" svg:y1="0.1854in" svg:x2="0.0382in" svg:y2="0.1374in"><text:p/></draw:line></text:p>
      <text:p text:style-name="P17"/>
      <text:p text:style-name="P17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37">Version</text:p>
          </table:table-cell>
          <table:table-cell table:style-name="ChangeLog.A1" office:value-type="string">
            <text:p text:style-name="P37">Author</text:p>
          </table:table-cell>
          <table:table-cell table:style-name="ChangeLog.C1" office:value-type="string">
            <text:p text:style-name="P37">Changes</text:p>
          </table:table-cell>
        </table:table-row>
        <table:table-row>
          <table:table-cell table:style-name="ChangeLog.A2" office:value-type="string">
            <text:p text:style-name="P81">0.0.0.0</text:p>
          </table:table-cell>
          <table:table-cell table:style-name="ChangeLog.A2" office:value-type="string">
            <text:p text:style-name="P81">Rico</text:p>
          </table:table-cell>
          <table:table-cell table:style-name="ChangeLog.C2" office:value-type="string">
            <text:p text:style-name="P81">Initial revision</text:p>
          </table:table-cell>
        </table:table-row>
      </table:table>
      <text:p text:style-name="P17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0"/>
      <text:p text:style-name="P30"/>
      <text:p text:style-name="P30"/>
      <text:list xml:id="list180070007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2" draw:style-name="gr1" draw:text-style-name="P105" svg:x1="6.6728in" svg:y1="0.1854in" svg:x2="0.0382in" svg:y2="0.1374in"><text:p/></draw:line></text:p>
      <text:p text:style-name="P15"/>
      <text:p text:style-name="P15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69"/>
      <text:p text:style-name="P20"/>
      <text:p text:style-name="P20"/>
      <text:list xml:id="list8466614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3" draw:style-name="gr1" draw:text-style-name="P105" svg:x1="6.7098in" svg:y1="0.1394in" svg:x2="0.0382in" svg:y2="0.1374in"><text:p/></draw:line></text:p>
      <text:p text:style-name="P7"/>
      <text:p text:style-name="P7"/>
      <text:p text:style-name="P12"><text:span text:style-name="T2">This document describes the file formats which ZED </text:span><text:span text:style-name="T4">will be </text:span><text:span text:style-name="T2">us</text:span><text:span text:style-name="T4">ing</text:span><text:span text:style-name="T2"> for assets </text:span><text:span text:style-name="T3">intended for real-time </text:span><text:span text:style-name="T5">consumption</text:span><text:span text:style-name="T3">.</text:span></text:p>
      <text:p text:style-name="P45"/>
      <text:p text:style-name="P46">APIs used to access file format data will not be described in this documen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71"/>
      <text:p text:style-name="P8"/>
      <text:p text:style-name="P8"/>
      <text:list xml:id="list11049752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78" text:outline-level="10"><text:span text:style-name="T1">File Container</text:span><text:span text:style-name="T26">s</text:span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4" draw:style-name="gr1" draw:text-style-name="P105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64">How Files Are Stored</text:p>
      <text:p text:style-name="Standard"><text:span text:style-name="T6">Files for ZED are stored in one of two ways; an flat file </text:span><text:span text:style-name="T25">image </text:span><text:span text:style-name="T6">format, individual files. <text:s/></text:span><text:span text:style-name="T24">Image</text:span><text:span text:style-name="T7"> files can be compre</text:span><text:span text:style-name="T8">ssed. <text:s/>Individual files store more data to describe the file's contents.</text:span></text:p>
      <text:p text:style-name="P65"/>
      <text:p text:style-name="P33"><text:span text:style-name="T24">Image</text:span><text:span text:style-name="T9"> Files</text:span></text:p>
      <text:p text:style-name="P31"><text:span text:style-name="T10">ZED's </text:span><text:span text:style-name="T11">image</text:span><text:span text:style-name="T10"> files store </text:span><text:span text:style-name="T12">ZED-specific and generic files </text:span><text:span text:style-name="T13">which can be </text:span><text:span text:style-name="T14">managed</text:span><text:span text:style-name="T13"> by ZED. <text:s/></text:span><text:span text:style-name="T15">ZED-only files have their headers stripped and stored at the index of the </text:span><text:span text:style-name="T19">image. F</text:span><text:span text:style-name="T16">ile name</text:span><text:span text:style-name="T19">s</text:span><text:span text:style-name="T16"> </text:span><text:span text:style-name="T19">are </text:span><text:span text:style-name="T16">hash</text:span><text:span text:style-name="T19">ed</text:span><text:span text:style-name="T16"> for quick retrieval </text:span><text:span text:style-name="T20">and smaller storage space</text:span><text:span text:style-name="T16">.</text:span></text:p>
      <text:p text:style-name="P66"/>
      <text:p text:style-name="P67">Individual Files</text:p>
      <text:p text:style-name="P32"><text:span text:style-name="T16">Asset files for </text:span><text:span text:style-name="T17">fonts, </text:span><text:span text:style-name="T16">3D models and animations will </text:span><text:span text:style-name="T17">need to be loaded fast and take up as little storage and memory space as possible. <text:s/>Textures, video, and audio files will most likely not be bespoke files, as the existing formats are optimised for the platforms which they run on. </text:span><text:span text:style-name="T18">F</text:span><text:span text:style-name="T17">onts, 3D models, and animations need to be tailored for usage on each platform and features must carry across with them.</text:span></text:p>
      <text:p text:style-name="P72"/>
      <text:p text:style-name="P74"/>
      <text:p text:style-name="P21"/>
      <text:p text:style-name="P21"/>
      <text:list xml:id="list18398677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79" text:outline-level="10">Individual Files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draw:line text:anchor-type="paragraph" draw:z-index="35" draw:style-name="gr1" draw:text-style-name="P105" svg:x1="6.7098in" svg:y1="0.1394in" svg:x2="0.0382in" svg:y2="0.1374in"><text:p/></draw:line></text:p>
      <text:p text:style-name="P28"/>
      <text:p text:style-name="P61">File Format</text:p>
      <text:p text:style-name="P47"/>
      <text:p text:style-name="P13"><text:span text:style-name="T21">All individual ZED files will have a header which describes what the file is representing and a series of </text:span><text:span text:style-name="T23">chunks</text:span><text:span text:style-name="T21"> to describe the </text:span><text:span text:style-name="T22">actual file's contents which will in turn be loaded by the ZED API.</text:span></text:p>
      <text:p text:style-name="P47"/>
      <text:p text:style-name="P61">Header</text:p>
      <text:p text:style-name="P48"/>
      <text:p text:style-name="P49">Headers for individual ZED files will describe as much as is necessary to funnel an asset down through the content runtime pipeline.</text:p>
      <text:p text:style-name="P49"/>
      <table:table table:name="IndvidualFileHeader" table:style-name="IndvidualFileHeader">
        <table:table-column table:style-name="IndvidualFileHeader.A"/>
        <table:table-column table:style-name="IndvidualFileHeader.B"/>
        <table:table-column table:style-name="IndvidualFileHeader.C"/>
        <table:table-row>
          <table:table-cell table:style-name="IndvidualFileHeader.A1" office:value-type="string">
            <text:p text:style-name="P82">Name</text:p>
          </table:table-cell>
          <table:table-cell table:style-name="IndvidualFileHeader.A1" office:value-type="string">
            <text:p text:style-name="P82">Type</text:p>
          </table:table-cell>
          <table:table-cell table:style-name="IndvidualFileHeader.C1" office:value-type="string">
            <text:p text:style-name="P82">Description</text:p>
          </table:table-cell>
        </table:table-row>
        <table:table-row>
          <table:table-cell table:style-name="IndvidualFileHeader.A2" office:value-type="string">
            <text:p text:style-name="P87">ID</text:p>
          </table:table-cell>
          <table:table-cell table:style-name="IndvidualFileHeader.A2" office:value-type="string">
            <text:p text:style-name="P87">char [3]</text:p>
          </table:table-cell>
          <table:table-cell table:style-name="IndvidualFileHeader.C2" office:value-type="string">
            <text:p text:style-name="P38"><text:span text:style-name="T27">The ID should always be </text:span>“<text:span text:style-name="T27">ZED”</text:span></text:p>
          </table:table-cell>
        </table:table-row>
        <table:table-row>
          <table:table-cell table:style-name="IndvidualFileHeader.A2" office:value-type="string">
            <text:p text:style-name="P87">Type</text:p>
          </table:table-cell>
          <table:table-cell table:style-name="IndvidualFileHeader.A2" office:value-type="string">
            <text:p text:style-name="P87">char</text:p>
          </table:table-cell>
          <table:table-cell table:style-name="IndvidualFileHeader.C2" office:value-type="string">
            <text:p text:style-name="P87">One-char identifier for the file type:</text:p>
            <text:list xml:id="list2145987865" text:style-name="L1">
              <text:list-item>
                <text:p text:style-name="P88">'M' == Model</text:p>
              </text:list-item>
              <text:list-item>
                <text:p text:style-name="P88">'A' == Animation</text:p>
              </text:list-item>
              <text:list-item>
                <text:p text:style-name="P88">'F' == Font</text:p>
              </text:list-item>
            </text:list>
          </table:table-cell>
        </table:table-row>
        <table:table-row table:style-name="IndvidualFileHeader.4">
          <table:table-cell table:style-name="IndvidualFileHeader.A2" office:value-type="string">
            <text:p text:style-name="P87">Version</text:p>
          </table:table-cell>
          <table:table-cell table:style-name="IndvidualFileHeader.A2" office:value-type="string">
            <text:p text:style-name="P39"><text:span text:style-name="T27">char[ </text:span><text:span text:style-name="T33">3</text:span><text:span text:style-name="T27"> ]</text:span></text:p>
          </table:table-cell>
          <table:table-cell table:style-name="IndvidualFileHeader.C2" office:value-type="string">
            <text:p text:style-name="P89">3-dotted decimal:</text:p>
            <table:table table:name="IndividualFileHeaderVersion" table:style-name="IndividualFileHeaderVersion">
              <table:table-column table:style-name="IndividualFileHeaderVersion.A"/>
              <table:table-column table:style-name="IndividualFileHeaderVersion.B"/>
              <table:table-column table:style-name="IndividualFileHeaderVersion.C"/>
              <table:table-row>
                <table:table-cell table:style-name="IndividualFileHeaderVersion.A1" table:number-columns-spanned="3" office:value-type="string">
                  <text:p text:style-name="P91">Byte Distribution</text:p>
                </table:table-cell>
                <table:covered-table-cell/>
                <table:covered-table-cell/>
              </table:table-row>
              <table:table-row>
                <table:table-cell table:style-name="IndividualFileHeaderVersion.A2" office:value-type="string">
                  <text:p text:style-name="P91">0</text:p>
                </table:table-cell>
                <table:table-cell table:style-name="IndividualFileHeaderVersion.A2" office:value-type="string">
                  <text:p text:style-name="P91">1</text:p>
                </table:table-cell>
                <table:table-cell table:style-name="IndividualFileHeaderVersion.C2" office:value-type="string">
                  <text:p text:style-name="P91">2</text:p>
                </table:table-cell>
              </table:table-row>
              <table:table-row>
                <table:table-cell table:style-name="IndividualFileHeaderVersion.A2" office:value-type="string">
                  <text:p text:style-name="P91">Major</text:p>
                </table:table-cell>
                <table:table-cell table:style-name="IndividualFileHeaderVersion.A2" office:value-type="string">
                  <text:p text:style-name="P91">Minor</text:p>
                </table:table-cell>
                <table:table-cell table:style-name="IndividualFileHeaderVersion.C2" office:value-type="string">
                  <text:p text:style-name="P91">Revision</text:p>
                </table:table-cell>
              </table:table-row>
            </table:table>
            <text:p text:style-name="P93"/>
          </table:table-cell>
        </table:table-row>
        <table:table-row>
          <table:table-cell table:style-name="IndvidualFileHeader.A2" office:value-type="string">
            <text:p text:style-name="P39"><text:span text:style-name="T28">Fl</text:span><text:span text:style-name="T27">ags</text:span></text:p>
          </table:table-cell>
          <table:table-cell table:style-name="IndvidualFileHeader.A2" office:value-type="string">
            <text:p text:style-name="P39"><text:span text:style-name="T34">u</text:span><text:span text:style-name="T27">int32</text:span></text:p>
          </table:table-cell>
          <table:table-cell table:style-name="IndvidualFileHeader.C2" office:value-type="string">
            <text:p text:style-name="P93">32 bits for setting flags, such as if a model has an animation, whether an animation contains a set of inverse kinematics, or if a font is vector-based, for example.</text:p>
          </table:table-cell>
        </table:table-row>
      </table:table>
      <text:p text:style-name="P42">Table <text:sequence text:ref-name="refTable0" text:name="Table" text:formula="ooow:Table+1" style:num-format="1">1</text:sequence> | Individual File Header Format</text:p>
      <text:p text:style-name="P48"/>
      <text:p text:style-name="P48"/>
      <text:p text:style-name="P62">Chunk</text:p>
      <text:p text:style-name="P48"/>
      <text:p text:style-name="P50">Each chunk describes the data to follow with as small a footprint as possible</text:p>
      <text:p text:style-name="P50"/>
      <table:table table:name="IndividualFilesChunkFormat" table:style-name="IndividualFilesChunkFormat">
        <table:table-column table:style-name="IndividualFilesChunkFormat.A"/>
        <table:table-column table:style-name="IndividualFilesChunkFormat.B"/>
        <table:table-column table:style-name="IndividualFilesChunkFormat.C"/>
        <table:table-row>
          <table:table-cell table:style-name="IndividualFilesChunkFormat.A1" office:value-type="string">
            <text:p text:style-name="P83">Name</text:p>
          </table:table-cell>
          <table:table-cell table:style-name="IndividualFilesChunkFormat.A1" office:value-type="string">
            <text:p text:style-name="P83">Type</text:p>
          </table:table-cell>
          <table:table-cell table:style-name="IndividualFilesChunkFormat.C1" office:value-type="string">
            <text:p text:style-name="P83">Description</text:p>
          </table:table-cell>
        </table:table-row>
        <table:table-row>
          <table:table-cell table:style-name="IndividualFilesChunkFormat.A2" office:value-type="string">
            <text:p text:style-name="P95">Type</text:p>
          </table:table-cell>
          <table:table-cell table:style-name="IndividualFilesChunkFormat.A2" office:value-type="string">
            <text:p text:style-name="P40"><text:span text:style-name="T34">u</text:span><text:span text:style-name="T29">int16</text:span></text:p>
          </table:table-cell>
          <table:table-cell table:style-name="IndividualFilesChunkFormat.C2" office:value-type="string">
            <text:p text:style-name="P95">A token to identify the following data</text:p>
          </table:table-cell>
        </table:table-row>
        <table:table-row>
          <table:table-cell table:style-name="IndividualFilesChunkFormat.A2" office:value-type="string">
            <text:p text:style-name="P40"><text:span text:style-name="T30">Chunk</text:span><text:span text:style-name="T29"> Size</text:span></text:p>
          </table:table-cell>
          <table:table-cell table:style-name="IndividualFilesChunkFormat.A2" office:value-type="string">
            <text:p text:style-name="P40"><text:span text:style-name="T34">u</text:span><text:span text:style-name="T29">int32</text:span></text:p>
          </table:table-cell>
          <table:table-cell table:style-name="IndividualFilesChunkFormat.C2" office:value-type="string">
            <text:p text:style-name="P95">Complete size of this chunk (in bytes) after the chunk description</text:p>
          </table:table-cell>
        </table:table-row>
      </table:table>
      <text:p text:style-name="P51"/>
      <text:p text:style-name="P57"><text:span text:style-name="T31">Chunks are self-contained and are completely isolated. <text:s/>Which creates a dependency on the data being correct </text:span><text:span text:style-name="T32">for all chunks and interpreted fully</text:span><text:span text:style-name="T31">.</text:span></text:p>
      <text:p text:style-name="P73"><text:span text:style-name="T31"/></text:p>
      <text:p text:style-name="P75"/>
      <text:p text:style-name="P22"/>
      <text:p text:style-name="P22"/>
      <text:list xml:id="list1805348808" text:continue-list="list183986773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80" text:outline-level="10">Models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line text:anchor-type="paragraph" draw:z-index="36" draw:style-name="gr1" draw:text-style-name="P105" svg:x1="6.7098in" svg:y1="0.1394in" svg:x2="0.0382in" svg:y2="0.1374in"><text:p/></draw:line></text:p>
      <text:p text:style-name="P29"/>
      <text:p text:style-name="P63">File Chunks</text:p>
      <text:p text:style-name="P52"/>
      <text:p text:style-name="P14"><text:span text:style-name="T35">Model </text:span><text:span text:style-name="T36">Meta Data</text:span></text:p>
      <text:p text:style-name="P58"/>
      <table:table table:name="ModelsFileChunksModelDescriptor" table:style-name="ModelsFileChunksModelDescriptor">
        <table:table-column table:style-name="ModelsFileChunksModelDescriptor.A"/>
        <table:table-column table:style-name="ModelsFileChunksModelDescriptor.B"/>
        <table:table-column table:style-name="ModelsFileChunksModelDescriptor.C"/>
        <table:table-row>
          <table:table-cell table:style-name="ModelsFileChunksModelDescriptor.A1" office:value-type="string">
            <text:p text:style-name="P84">Name</text:p>
          </table:table-cell>
          <table:table-cell table:style-name="ModelsFileChunksModelDescriptor.A1" office:value-type="string">
            <text:p text:style-name="P84">Type</text:p>
          </table:table-cell>
          <table:table-cell table:style-name="ModelsFileChunksModelDescriptor.C1" office:value-type="string">
            <text:p text:style-name="P84">Description</text:p>
          </table:table-cell>
        </table:table-row>
        <table:table-row>
          <table:table-cell table:style-name="ModelsFileChunksModelDescriptor.A2" office:value-type="string">
            <text:p text:style-name="P41"><text:span text:style-name="T37">Vertex</text:span><text:span text:style-name="T35"> Count</text:span>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vertices for the model</text:p>
          </table:table-cell>
        </table:table-row>
        <table:table-row>
          <table:table-cell table:style-name="ModelsFileChunksModelDescriptor.A2" office:value-type="string">
            <text:p text:style-name="P98">Index Count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indices for the model</text:p>
          </table:table-cell>
        </table:table-row>
        <table:table-row>
          <table:table-cell table:style-name="ModelsFileChunksModelDescriptor.A2" office:value-type="string">
            <text:p text:style-name="P99">Mesh Count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meshes for the model</text:p>
          </table:table-cell>
        </table:table-row>
        <table:table-row>
          <table:table-cell table:style-name="ModelsFileChunksModelDescriptor.A2" office:value-type="string">
            <text:p text:style-name="P99">Material Count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materials for the model</text:p>
          </table:table-cell>
        </table:table-row>
        <table:table-row>
          <table:table-cell table:style-name="ModelsFileChunksModelDescriptor.A2" office:value-type="string">
            <text:p text:style-name="P99">Model Name</text:p>
          </table:table-cell>
          <table:table-cell table:style-name="ModelsFileChunksModelDescriptor.A2" office:value-type="string">
            <text:p text:style-name="P96">char [ 64 ]</text:p>
          </table:table-cell>
          <table:table-cell table:style-name="ModelsFileChunksModelDescriptor.C2" office:value-type="string">
            <text:p text:style-name="P97">Used primarily for debugging purposes</text:p>
          </table:table-cell>
        </table:table-row>
        <table:table-row>
          <table:table-cell table:style-name="ModelsFileChunksModelDescriptor.A2" office:value-type="string">
            <text:p text:style-name="P99">Triangle Strips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amount of triangle strips</text:p>
          </table:table-cell>
        </table:table-row>
        <table:table-row>
          <table:table-cell table:style-name="ModelsFileChunksModelDescriptor.A2" office:value-type="string">
            <text:p text:style-name="P99">Triangle Strip Count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riangles generated via triangle strips</text:p>
          </table:table-cell>
        </table:table-row>
        <table:table-row>
          <table:table-cell table:style-name="ModelsFileChunksModelDescriptor.A2" office:value-type="string">
            <text:p text:style-name="P99">Triangle Lists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amount of triangle lists</text:p>
          </table:table-cell>
        </table:table-row>
        <table:table-row>
          <table:table-cell table:style-name="ModelsFileChunksModelDescriptor.A2" office:value-type="string">
            <text:p text:style-name="P99">Triangle List Count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riangles generated via triangle lists</text:p>
          </table:table-cell>
        </table:table-row>
        <table:table-row>
          <table:table-cell table:style-name="ModelsFileChunksModelDescriptor.A2" office:value-type="string">
            <text:p text:style-name="P99">Triangle Fans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otal amount of triangle fans</text:p>
          </table:table-cell>
        </table:table-row>
        <table:table-row>
          <table:table-cell table:style-name="ModelsFileChunksModelDescriptor.A2" office:value-type="string">
            <text:p text:style-name="P99">Triangle Fan Count</text:p>
          </table:table-cell>
          <table:table-cell table:style-name="ModelsFileChunksModelDescriptor.A2" office:value-type="string">
            <text:p text:style-name="P96">uint32</text:p>
          </table:table-cell>
          <table:table-cell table:style-name="ModelsFileChunksModelDescriptor.C2" office:value-type="string">
            <text:p text:style-name="P97">Triangles generated via triangle fans</text:p>
          </table:table-cell>
        </table:table-row>
        <table:table-row>
          <table:table-cell table:style-name="ModelsFileChunksModelDescriptor.A2" office:value-type="string">
            <text:p text:style-name="P99">Version</text:p>
          </table:table-cell>
          <table:table-cell table:style-name="ModelsFileChunksModelDescriptor.A2" office:value-type="string">
            <text:p text:style-name="P96">char [3]</text:p>
          </table:table-cell>
          <table:table-cell table:style-name="ModelsFileChunksModelDescriptor.C2" office:value-type="string">
            <text:p text:style-name="P90">3-dotted decimal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table:number-columns-spanned="3" office:value-type="string">
                  <text:p text:style-name="P92">Byte Distribution</text:p>
                </table:table-cell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92">0</text:p>
                </table:table-cell>
                <table:table-cell table:style-name="Table1.A2" office:value-type="string">
                  <text:p text:style-name="P92">1</text:p>
                </table:table-cell>
                <table:table-cell table:style-name="Table1.C2" office:value-type="string">
                  <text:p text:style-name="P92">2</text:p>
                </table:table-cell>
              </table:table-row>
              <table:table-row>
                <table:table-cell table:style-name="Table1.A2" office:value-type="string">
                  <text:p text:style-name="P92">Major</text:p>
                </table:table-cell>
                <table:table-cell table:style-name="Table1.A2" office:value-type="string">
                  <text:p text:style-name="P92">Minor</text:p>
                </table:table-cell>
                <table:table-cell table:style-name="Table1.C2" office:value-type="string">
                  <text:p text:style-name="P92">Revision</text:p>
                </table:table-cell>
              </table:table-row>
            </table:table>
            <text:p text:style-name="P94"/>
          </table:table-cell>
        </table:table-row>
      </table:table>
      <text:p text:style-name="P52"/>
      <text:p text:style-name="P52"/>
      <text:p text:style-name="P59">Vertices</text:p>
      <text:p text:style-name="P59"/>
      <table:table table:name="ModelsFileChunksVertices" table:style-name="ModelsFileChunksVertices">
        <table:table-column table:style-name="ModelsFileChunksVertices.A"/>
        <table:table-column table:style-name="ModelsFileChunksVertices.B"/>
        <table:table-column table:style-name="ModelsFileChunksVertices.C"/>
        <table:table-row>
          <table:table-cell table:style-name="ModelsFileChunksVertices.A1" office:value-type="string">
            <text:p text:style-name="P85">Name</text:p>
          </table:table-cell>
          <table:table-cell table:style-name="ModelsFileChunksVertices.A1" office:value-type="string">
            <text:p text:style-name="P85">Type</text:p>
          </table:table-cell>
          <table:table-cell table:style-name="ModelsFileChunksVertices.C1" office:value-type="string">
            <text:p text:style-name="P85">Description</text:p>
          </table:table-cell>
        </table:table-row>
        <table:table-row>
          <table:table-cell table:style-name="ModelsFileChunksVertices.A2" office:value-type="string">
            <text:p text:style-name="P100">Position</text:p>
          </table:table-cell>
          <table:table-cell table:style-name="ModelsFileChunksVertices.A2" office:value-type="string">
            <text:p text:style-name="P100">float [ 3 ]</text:p>
          </table:table-cell>
          <table:table-cell table:style-name="ModelsFileChunksVertices.C2" office:value-type="string">
            <text:p text:style-name="P101">Vertex position</text:p>
          </table:table-cell>
        </table:table-row>
        <table:table-row>
          <table:table-cell table:style-name="ModelsFileChunksVertices.A2" office:value-type="string">
            <text:p text:style-name="P100">Normal</text:p>
          </table:table-cell>
          <table:table-cell table:style-name="ModelsFileChunksVertices.A2" office:value-type="string">
            <text:p text:style-name="P100">float [ 3 ]</text:p>
          </table:table-cell>
          <table:table-cell table:style-name="ModelsFileChunksVertices.C2" office:value-type="string">
            <text:p text:style-name="P101">Vertex normal</text:p>
          </table:table-cell>
        </table:table-row>
        <table:table-row>
          <table:table-cell table:style-name="ModelsFileChunksVertices.A2" office:value-type="string">
            <text:p text:style-name="P100">UV</text:p>
          </table:table-cell>
          <table:table-cell table:style-name="ModelsFileChunksVertices.A2" office:value-type="string">
            <text:p text:style-name="P100">float [ 2 ]</text:p>
          </table:table-cell>
          <table:table-cell table:style-name="ModelsFileChunksVertices.C2" office:value-type="string">
            <text:p text:style-name="P101">Texture UV</text:p>
          </table:table-cell>
        </table:table-row>
        <table:table-row>
          <table:table-cell table:style-name="ModelsFileChunksVertices.A2" office:value-type="string">
            <text:p text:style-name="P100">Joint Weight</text:p>
          </table:table-cell>
          <table:table-cell table:style-name="ModelsFileChunksVertices.A2" office:value-type="string">
            <text:p text:style-name="P100">float [ 4 ]</text:p>
          </table:table-cell>
          <table:table-cell table:style-name="ModelsFileChunksVertices.C2" office:value-type="string">
            <text:p text:style-name="P102">Range 0...1 for each joint</text:p>
          </table:table-cell>
        </table:table-row>
        <table:table-row>
          <table:table-cell table:style-name="ModelsFileChunksVertices.A2" office:value-type="string">
            <text:p text:style-name="P100">Joint Index</text:p>
          </table:table-cell>
          <table:table-cell table:style-name="ModelsFileChunksVertices.A2" office:value-type="string">
            <text:p text:style-name="P100">float [ 4 ]</text:p>
          </table:table-cell>
          <table:table-cell table:style-name="ModelsFileChunksVertices.C2" office:value-type="string">
            <text:p text:style-name="P102">Aliases the weights to the joints</text:p>
          </table:table-cell>
        </table:table-row>
      </table:table>
      <text:p text:style-name="P52"/>
      <text:p text:style-name="P52"/>
      <text:p text:style-name="P60"><text:soft-page-break/>Meshes</text:p>
      <text:p text:style-name="P53"/>
      <text:p text:style-name="P54">Each mesh can contain multiple different types of triangle descriptors. <text:s/>After the mesh chunk, the triangle indices are stored declaring first the total number of indices per type then storing the actual indices afterwards.</text:p>
      <text:p text:style-name="P54"/>
      <text:p text:style-name="P55">For example, consider a mesh with three strips:</text:p>
      <text:p text:style-name="P54">Strip</text:p>
      <text:p text:style-name="P10"><text:span text:style-name="T38"><text:tab/>Count </text:span><text:span text:style-name="T39">[uint32]</text:span></text:p>
      <text:p text:style-name="P10"><text:span text:style-name="T38"><text:tab/><text:tab/>Indices </text:span><text:span text:style-name="T39">[uint16]</text:span></text:p>
      <text:p text:style-name="P10"><text:span text:style-name="T38"><text:tab/>Count </text:span><text:span text:style-name="T39">[uint32]</text:span></text:p>
      <text:p text:style-name="P10"><text:span text:style-name="T38"><text:tab/><text:tab/>Indices </text:span><text:span text:style-name="T39">[uint16]</text:span></text:p>
      <text:p text:style-name="P10"><text:span text:style-name="T39"><text:tab/></text:span><text:span text:style-name="T40">Count [uint32]</text:span></text:p>
      <text:p text:style-name="P56"><text:tab/><text:tab/>Indices [uint16]</text:p>
      <text:p text:style-name="P54"/>
      <text:p text:style-name="P53"/>
      <table:table table:name="ModelsFileChunksMeshes" table:style-name="ModelsFileChunksMeshes">
        <table:table-column table:style-name="ModelsFileChunksMeshes.A"/>
        <table:table-column table:style-name="ModelsFileChunksMeshes.B"/>
        <table:table-column table:style-name="ModelsFileChunksMeshes.C"/>
        <table:table-row>
          <table:table-cell table:style-name="ModelsFileChunksMeshes.A1" office:value-type="string">
            <text:p text:style-name="P86">Name</text:p>
          </table:table-cell>
          <table:table-cell table:style-name="ModelsFileChunksMeshes.A1" office:value-type="string">
            <text:p text:style-name="P86">Type</text:p>
          </table:table-cell>
          <table:table-cell table:style-name="ModelsFileChunksMeshes.C1" office:value-type="string">
            <text:p text:style-name="P86">Description</text:p>
          </table:table-cell>
        </table:table-row>
        <table:table-row>
          <table:table-cell table:style-name="ModelsFileChunksMeshes.A2" office:value-type="string">
            <text:p text:style-name="P103">Strips</text:p>
          </table:table-cell>
          <table:table-cell table:style-name="ModelsFileChunksMeshes.A2" office:value-type="string">
            <text:p text:style-name="P103">uint32</text:p>
          </table:table-cell>
          <table:table-cell table:style-name="ModelsFileChunksMeshes.C2" office:value-type="string">
            <text:p text:style-name="P104">The amount of strips in the mesh</text:p>
          </table:table-cell>
        </table:table-row>
        <table:table-row>
          <table:table-cell table:style-name="ModelsFileChunksMeshes.A2" office:value-type="string">
            <text:p text:style-name="P103">Lists</text:p>
          </table:table-cell>
          <table:table-cell table:style-name="ModelsFileChunksMeshes.A2" office:value-type="string">
            <text:p text:style-name="P103">uint32</text:p>
          </table:table-cell>
          <table:table-cell table:style-name="ModelsFileChunksMeshes.C2" office:value-type="string">
            <text:p text:style-name="P104">The amount of lists in the mesh</text:p>
          </table:table-cell>
        </table:table-row>
        <table:table-row>
          <table:table-cell table:style-name="ModelsFileChunksMeshes.A2" office:value-type="string">
            <text:p text:style-name="P103">Fans</text:p>
          </table:table-cell>
          <table:table-cell table:style-name="ModelsFileChunksMeshes.A2" office:value-type="string">
            <text:p text:style-name="P103">uint32</text:p>
          </table:table-cell>
          <table:table-cell table:style-name="ModelsFileChunksMeshes.C2" office:value-type="string">
            <text:p text:style-name="P104">The amount of fans in the mesh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0489bb" officeooo:paragraph-rsid="000489bb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74769" officeooo:paragraph-rsid="00074769" style:font-size-asian="40pt" style:font-weight-asian="bold" style:font-size-complex="40pt" style:font-weight-complex="bol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6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ZED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DOC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>v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ZED | File Formats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>vi</text:page-number></text:p>
      </style:footer>
      <style:footer-left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DOC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>
        <text:p text:style-name="MP7"><text:title>ZED | File Formats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>vi</text:page-number></text:p>
      </style:footer>
      <style:footer-left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>v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ZED</text:p>
      </style:header>
      <style:header-left>
        <text:p text:style-name="MP7"><text:title>ZED | File Formats</text:title></text:p>
        <text:p text:style-name="MP7"><draw:line text:anchor-type="paragraph" draw:z-index="19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8" draw:style-name="Mgr1" draw:text-style-name="MP6" svg:x1="6.6894in" svg:y1="0.1in" svg:x2="0.0047in" svg:y2="0.1161in"><text:p/></draw:line></text:p>
        <text:p text:style-name="MP5">DOC-<text:page-number style:num-format="1" text:select-page="current">5</text:page-number></text:p>
      </style:footer>
      <style:footer-left>
        <text:p text:style-name="MP8"><draw:line text:anchor-type="paragraph" draw:z-index="20" draw:style-name="Mgr3" draw:text-style-name="MP6" svg:x1="0.0063in" svg:y1="0.1in" svg:x2="6.6937in" svg:y2="0.1in"><text:p/></draw:line></text:p>
        <text:p text:style-name="MP8">EDD-<text:page-number style:num-format="i" text:select-page="current">v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1" draw:style-name="Mgr2" draw:text-style-name="MP6" svg:x1="-0.0028in" svg:y1="0.0437in" svg:x2="6.6618in" svg:y2="0.0319in"><text:p/></draw:line></text:p>
      </style:header>
      <style:header-left>
        <text:p text:style-name="MP7"><text:title>ZED | File Formats</text:title></text:p>
        <text:p text:style-name="MP7"><draw:line text:anchor-type="paragraph" draw:z-index="2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2" draw:style-name="Mgr1" draw:text-style-name="MP6" svg:x1="6.6894in" svg:y1="0.1in" svg:x2="0.0047in" svg:y2="0.1161in"><text:p/></draw:line></text:p>
        <text:p text:style-name="MP5">DOC-<text:page-number style:num-format="1" text:select-page="current">6</text:page-number></text:p>
      </style:footer>
      <style:footer-left>
        <text:p text:style-name="MP8"><draw:line text:anchor-type="paragraph" draw:z-index="24" draw:style-name="Mgr3" draw:text-style-name="MP6" svg:x1="0.0063in" svg:y1="0.1in" svg:x2="6.6937in" svg:y2="0.1in"><text:p/></draw:line></text:p>
        <text:p text:style-name="MP8">EDD-<text:page-number style:num-format="i" text:select-page="current">v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ZED | File Formats</text:title></text:p>
        <text:p text:style-name="MP7"><draw:line text:anchor-type="paragraph" draw:z-index="2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5" draw:style-name="Mgr1" draw:text-style-name="MP6" svg:x1="6.6894in" svg:y1="0.1in" svg:x2="0.0047in" svg:y2="0.1161in"><text:p/></draw:line></text:p>
        <text:p text:style-name="MP5">EDD-<text:page-number style:num-format="1" text:select-page="current">6</text:page-number></text:p>
      </style:footer>
      <style:footer-left>
        <text:p text:style-name="MP8"><draw:line text:anchor-type="paragraph" draw:z-index="31" draw:style-name="Mgr3" draw:text-style-name="MP6" svg:x1="0.0063in" svg:y1="0.1in" svg:x2="6.6937in" svg:y2="0.1in"><text:p/></draw:line></text:p>
        <text:p text:style-name="MP8">DOC-<text:page-number style:num-format="1"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6:55:59</meta:creation-date>
    <meta:editing-duration>P2DT5H37M25S</meta:editing-duration>
    <meta:editing-cycles>77</meta:editing-cycles>
    <meta:generator>LibreOffice/3.6$Linux_X86_64 LibreOffice_project/360m1$Build-3</meta:generator>
    <dc:title>ZED | File Formats</dc:title>
    <dc:date>2013-03-20T15:08:45</dc:date>
    <meta:document-statistic meta:table-count="9" meta:image-count="0" meta:object-count="0" meta:page-count="14" meta:paragraph-count="182" meta:word-count="707" meta:character-count="4032" meta:non-whitespace-character-count="3481"/>
    <meta:template xlink:type="simple" xlink:actuate="onRequest" xlink:title="Open Game Developers Documentation [Ver. 3]" xlink:href="../../../../../../../.config/libreoffice/3/user/template/Open%20Game%20Developers%20Documentation%20%5BVer.%203%5D.ott" meta:date="2013-02-22T16:55:58"/>
  </office:meta>
</office:document-meta>
</file>